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9fd" officeooo:paragraph-rsid="000a79fd"/>
    </style:style>
    <style:style style:name="P2" style:family="paragraph" style:parent-style-name="Standard">
      <style:text-properties fo:font-weight="bold" officeooo:rsid="000a79fd" officeooo:paragraph-rsid="000a79fd" style:font-weight-asian="bold" style:font-weight-complex="bold"/>
    </style:style>
    <style:style style:name="P3" style:family="paragraph" style:parent-style-name="Standard">
      <style:text-properties officeooo:rsid="000b8571" officeooo:paragraph-rsid="000b8571"/>
    </style:style>
    <style:style style:name="P4" style:family="paragraph" style:parent-style-name="Standard" style:list-style-name="L1">
      <style:text-properties fo:font-weight="normal" officeooo:rsid="000a79fd" officeooo:paragraph-rsid="000a79fd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b8571" officeooo:paragraph-rsid="000b8571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b8571" officeooo:paragraph-rsid="000b8571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b8571" officeooo:paragraph-rsid="000b8571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0b8571" officeooo:paragraph-rsid="000b8571" style:font-weight-asian="normal" style:font-weight-complex="normal"/>
    </style:style>
    <style:style style:name="T1" style:family="text">
      <style:text-properties officeooo:rsid="000b8571"/>
    </style:style>
    <style:style style:name="T2" style:family="text">
      <style:text-properties officeooo:rsid="000dc4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lither your way to Coding with Morgan!</text:p>
      <text:p text:style-name="P1"/>
      <text:p text:style-name="P1">Morgan Wixted, UF</text:p>
      <text:p text:style-name="P1"/>
      <text:p text:style-name="P1">3 Hour Classes, Ages <text:span text:style-name="T2">9</text:span>+ only</text:p>
      <text:p text:style-name="P1"/>
      <text:p text:style-name="P3">10 student MAX in a class</text:p>
      <text:p text:style-name="P1"/>
      <text:p text:style-name="P2">Syllabus:</text:p>
      <text:p text:style-name="P2"/>
      <text:list xml:id="list2478309057" text:style-name="L1">
        <text:list-item>
          <text:p text:style-name="P4">Ice breaker</text:p>
        </text:list-item>
        <text:list-item>
          <text:p text:style-name="P4">Overview of concepts that will be used for each project, <text:span text:style-name="T1">distribute notes</text:span></text:p>
        </text:list-item>
        <text:list-item>
          <text:p text:style-name="P5">Intros to each project </text:p>
        </text:list-item>
        <text:list-item>
          <text:p text:style-name="P5">Project 1: Dice Rolling Simulator</text:p>
          <text:list>
            <text:list-item>
              <text:p text:style-name="P5">Learning objective:</text:p>
              <text:list>
                <text:list-item>
                  <text:p text:style-name="P5">What are integers, print statements, and loops?</text:p>
                </text:list-item>
                <text:list-item>
                  <text:p text:style-name="P5">What is the random function in Python?</text:p>
                </text:list-item>
                <text:list-item>
                  <text:p text:style-name="P5">What is inputting and outputting in programming?</text:p>
                </text:list-item>
              </text:list>
            </text:list-item>
          </text:list>
        </text:list-item>
      </text:list>
      <text:list xml:id="list3356606443" text:style-name="L2">
        <text:list-item>
          <text:p text:style-name="P6">Creative break</text:p>
        </text:list-item>
        <text:list-item>
          <text:p text:style-name="P6">Project 2: Guess the Number</text:p>
          <text:list>
            <text:list-item>
              <text:p text:style-name="P6">Learning objective:</text:p>
              <text:list>
                <text:list-item>
                  <text:p text:style-name="P6">Everything from project 1, adding:</text:p>
                  <text:list>
                    <text:list-item>
                      <text:p text:style-name="P6">Variables and if/else statements</text:p>
                    </text:list-item>
                  </text:list>
                </text:list-item>
              </text:list>
            </text:list-item>
          </text:list>
        </text:list-item>
      </text:list>
      <text:list xml:id="list3665586135" text:style-name="L3">
        <text:list-item>
          <text:p text:style-name="P7">Can do a Q&amp;A session, show other applications of Python, play with makey-makeys</text:p>
        </text:list-item>
        <text:list-item>
          <text:p text:style-name="P7">Project 3: Mad Libs Generator</text:p>
          <text:list>
            <text:list-item>
              <text:p text:style-name="P7">Learning objective:</text:p>
              <text:list>
                <text:list-item>
                  <text:p text:style-name="P7">Everything from projects 1 and 2, adding:</text:p>
                  <text:list>
                    <text:list-item>
                      <text:p text:style-name="P7">Strings and concatenation</text:p>
                    </text:list-item>
                  </text:list>
                </text:list-item>
              </text:list>
            </text:list-item>
          </text:list>
        </text:list-item>
      </text:list>
      <text:list xml:id="list787659720" text:style-name="L4">
        <text:list-item>
          <text:p text:style-name="P8">Each student will leave with:</text:p>
          <text:list>
            <text:list-item>
              <text:p text:style-name="P8">All notes given to them</text:p>
            </text:list-item>
            <text:list-item>
              <text:p text:style-name="P8">3 completed projects on flash drives</text:p>
            </text:list-item>
            <text:list-item>
              <text:p text:style-name="P8">Access to the Google drive account for notes and other class material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8:09:49.583238870</meta:creation-date>
    <dc:date>2017-10-07T12:23:30.329388000</dc:date>
    <meta:editing-duration>PT57S</meta:editing-duration>
    <meta:editing-cycles>2</meta:editing-cycles>
    <meta:generator>LibreOffice/5.4.1.2$MacOSX_X86_64 LibreOffice_project/ea7cb86e6eeb2bf3a5af73a8f7777ac570321527</meta:generator>
    <meta:document-statistic meta:table-count="0" meta:image-count="0" meta:object-count="0" meta:page-count="1" meta:paragraph-count="27" meta:word-count="167" meta:character-count="909" meta:non-whitespace-character-count="790"/>
  </office:meta>
</office:document-meta>
</file>